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2.1354in"/>
    </style:style>
    <style:style style:name="co3" style:family="table-column">
      <style:table-column-properties fo:break-before="auto" style:column-width="3.7217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7.6193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ta2" style:family="table" style:master-page-name="PageStyle_5f_PB16_5f_Minimal_5f_Bom">
      <style:table-properties table:display="true" style:writing-mode="lr-tb"/>
    </style:style>
    <style:style style:name="ta3" style:family="table" style:master-page-name="PageStyle_5f_PB16_5f_Power_5f_Inject_5f_Bom">
      <style:table-properties table:display="true" style:writing-mode="lr-tb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able-cell-properties fo:padding="0.028in"/>
      <style:text-properties style:font-name="Liberation Sans"/>
    </style:style>
    <style:style style:name="ce1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14" style:family="table-cell" style:parent-style-name="Default">
      <style:table-cell-properties fo:padding="0.028in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B16_Bom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59" table:default-cell-style-name="ce11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8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5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, F18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2 Circuit Barrier Block Screws Connector 9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95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 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3.81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94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4,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 SW2, SW3</text:p>
          </table:table-cell>
          <table:table-cell office:value-type="string" calcext:value-type="string">
            <text:p>SWITCH SLIDE DPDT 300MA 6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9-1052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3"/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Minimal_Bom" table:style-name="ta2">
        <table:table-column table:style-name="co1" table:default-cell-style-name="ce11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59" table:default-cell-style-name="ce11"/>
        <table:table-row table:style-name="ro1">
          <table:table-cell/>
          <table:table-cell table:style-name="ce14" office:value-type="string" calcext:value-type="string">
            <text:p>This BOM is intended to be the bare minimum for a 16 port controller, It has no Serial Outputs, no IO headers and no pocketbeagle head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,C4,C6,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Power_Inject_Bom" table:style-name="ta3">
        <table:table-column table:style-name="co1" table:default-cell-style-name="ce11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59" table:default-cell-style-name="ce11"/>
        <table:table-row table:style-name="ro1">
          <table:table-cell/>
          <table:table-cell table:style-name="ce15" office:value-type="string" calcext:value-type="string">
            <text:p>This BOM removes all the fuses and uses 2 pin headers for the pixel outputs. It assumes you will use separate fusing and power for the pixels.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8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2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2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4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2.54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83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22:10:12.7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5T12:32:05.252000000</meta:creation-date>
    <meta:generator>LibreOffice/6.4.3.2$Windows_X86_64 LibreOffice_project/747b5d0ebf89f41c860ec2a39efd7cb15b54f2d8</meta:generator>
    <meta:editing-duration>PT19M20S</meta:editing-duration>
    <meta:editing-cycles>10</meta:editing-cycles>
    <dc:date>2020-05-09T22:13:03.326000000</dc:date>
    <meta:document-statistic meta:table-count="3" meta:cell-count="442" meta:object-count="0"/>
  </office:meta>
</office:document-meta>
</file>